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8000001CCC7177820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cm" svg:height="5.11cm" svg:x="5.737cm" svg:y="8.764cm">
          <draw:image xlink:href="Pictures/1000000000000168000001CCC717782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26T19:04:00.836117125</dc:date>
    <meta:editing-duration>PT3M54S</meta:editing-duration>
    <meta:editing-cycles>1</meta:editing-cycles>
    <meta:document-statistic meta:object-count="1"/>
    <meta:generator>LibreOffice/4.3.3.2$Linux_ARM_EABI LibreOffice_project/430m0$Build-2</meta:generator>
  </office:meta>
</office:document-meta>
</file>